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2" draw:text-style-name="P4" draw:layer="layout" svg:width="25cm" svg:height="12.482cm" svg:x="2cm" svg:y="5.8cm">
          <draw:text-box>
            <text:p><text:span text:style-name="T5">git clone </text:span><text:span text:style-name="T6">https://github.com/mechanoid5/ml_lectorium.git</text:span></text:p>
            <text:p><text:span text:style-name="T5"/></text:p>
            <text:p text:style-name="P3"><text:span text:style-name="T5"/></text:p>
            <text:p text:style-name="P3"><text:span text:style-name="T5">Борисов</text:span><text:span text:style-name="T7"> Е.С. <text:s/>Классификатор изображений на основе свёрточной сети. -- <text:s/></text:span><text:span text:style-name="T7"><text:a xlink:href="http://mechanoid.su/ml-lenet.html" xlink:type="simple">http://mechanoid.su/ml-lenet.html</text:a></text:span></text:p>
            <text:p text:style-name="P3"><text:span text:style-name="T7"/></text:p>
            <text:p text:style-name="P3"><text:span text:style-name="T8"/></text:p>
            <text:p text:style-name="P3"><text:span text:style-name="T5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6"><text:span text:style-name="T9">Вопросы ?</text:span></text:p>
          </draw:text-box>
        </draw:frame>
        <draw:frame draw:style-name="gr3" draw:text-style-name="P8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3:07:38.236854117</dc:date>
    <meta:editing-duration>P1DT23H29M</meta:editing-duration>
    <meta:editing-cycles>577</meta:editing-cycles>
    <meta:generator>LibreOffice/7.0.2.2$Linux_X86_64 LibreOffice_project/00$Build-2</meta:generator>
    <meta:document-statistic meta:object-count="45"/>
  </office:meta>
</office:document-meta>
</file>